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left="0.5in" fo:margin-right="0in" fo:line-height="200%" fo:text-align="start" style:justify-single-word="false" fo:text-indent="-0.5in" style:auto-text-indent="false">
        <style:tab-stops/>
      </style:paragraph-properties>
      <style:text-properties fo:font-style="normal" style:font-style-asian="normal" style:font-style-complex="normal"/>
    </style:style>
    <style:style style:name="P4"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5" style:family="paragraph" style:parent-style-name="Standard">
      <style:paragraph-properties fo:margin-left="0in" fo:margin-right="0in" fo:line-height="200%" fo:text-align="start" style:justify-single-word="false" fo:text-indent="0in" style:auto-text-indent="false">
        <style:tab-stops/>
      </style:paragraph-properties>
    </style:style>
    <style:style style:name="P6" style:family="paragraph" style:parent-style-name="Standard" style:master-page-name="">
      <style:paragraph-properties fo:margin-left="0in" fo:margin-right="0in" fo:line-height="200%" fo:text-align="start" style:justify-single-word="false" fo:text-indent="0in" style:auto-text-indent="false" style:page-number="auto">
        <style:tab-stops/>
      </style:paragraph-properties>
    </style:style>
    <style:style style:name="P7"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8" style:family="paragraph" style:parent-style-name="Standard" style:master-page-name="">
      <style:paragraph-properties fo:margin-left="0.2in" fo:margin-right="0in" fo:text-indent="-0.2in" style:auto-text-indent="false" style:page-number="auto"/>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1 December 2014</text:p>
      <text:p text:style-name="P1">Thesis Question: to what extent was the Arab Israeli War of 1948 a defensive war on the part of the Israelis?</text:p>
      <text:p text:style-name="P2">Section B</text:p>
      <text:p text:style-name="P3">“Summary of Evidence”</text:p>
      <text:p text:style-name="P3">lots of footnotes (10-12 sources)</text:p>
      <text:p text:style-name="P3">just the facts, no analysis</text:p>
      <text:p text:style-name="P3">up to 600 words (3-4 pages double spaced)</text:p>
      <text:p text:style-name="P3">highly specific, not a general background</text:p>
      <text:p text:style-name="P3">1-2 sentences at the beginning to frame my thesis</text:p>
      <text:p text:style-name="P3">make quotes concise and specific</text:p>
      <text:p text:style-name="P6"><text:span text:style-name="T1"><text:tab/>The Arab-Israeli War of 1948 was divided into two different parts: the “civil war” fought between the Jewish state and the Palestinian Arabs, and the second phase of the war fought between the Jewish state and other Arab nations. <text:s/>The first phase of the war began shortly after the United Nations (UN) General Assembly vote on Resolution 181 on 29 November 1947. <text:s/>The UN Special Committee on Palestine (UNSCOP) worked from April to September of 1947 to research and identify a solution to the Jewish-Arab conflicts, and ultimately proposed the partition of the Palestinian territory to form two nations, one for the creation of a Jewish state and one for the Arab population</text:span><text:span text:style-name="T1"><text:note text:id="ftn1" text:note-class="footnote"><text:note-citation>1</text:note-citation><text:note-body><text:p text:style-name="P8">Ilan Pappé. <text:s/><text:span text:style-name="T2">The Making of the Arab-Israeli Conflict, 1947-51</text:span> (London: I.B. Tauris &amp; Co Ltd, 1992), [page #].</text:p></text:note-body></text:note></text:span><text:span text:style-name="T1">. <text:s/>The partition resolution (Resolution 181) conflicted with the demands from the Arab Higher Committee and the Arab League, both of which opposed the partition plan and instead called for a single Palestinian state</text:span><text:span text:style-name="T1"><text:note text:id="ftn2" text:note-class="footnote"><text:note-citation>2</text:note-citation><text:note-body><text:p text:style-name="Footnote">Ibid.</text:p></text:note-body></text:note></text:span><text:span text:style-name="T1">. <text:s/>The Arab Higher Committee furthered its demands by requesting that Jewish immigration into </text:span><text:soft-page-break/><text:span text:style-name="T1">Palestine be severely limited. <text:s/>Despite the dissent from the various Arab representatives, and with the help of the Jewish Agency's far more diplomatic approach to the UNSCOP, the partition resolution passed. <text:s/>The next day, on November 30, Palestinian Arabs began perpetrating sporadic acts of violence in urban centers as well as Jewish settlements</text:span><text:span text:style-name="T1"><text:note text:id="ftn3" text:note-class="footnote"><text:note-citation>3</text:note-citation><text:note-body><text:p text:style-name="Footnote">Morris</text:p></text:note-body></text:note></text:span><text:span text:style-name="T1">. <text:s/>By December of 1947, acts of retaliation from both sides escalated the conflict into a civil war.</text:span></text:p>
      <text:p text:style-name="P5"><text:span text:style-name="T1"><text:tab/>Before the start of the civil war, it was unclear whether the Arab Palestinians or the Yishuv (the Jewish community in Palestine before the creation of Israel) had the upper hand in battle. <text:s/>The Palestinians outnumbered the Yishuv by a factor of two (1.2 million Palestinians as compared to 630,000 Jews), and the Palestinians controlled far more land and more of the highland areas than did the Jewish community</text:span><text:span text:style-name="T1"><text:note text:id="ftn4" text:note-class="footnote"><text:note-citation>4</text:note-citation><text:note-body><text:p text:style-name="Footnote">Ibid.</text:p></text:note-body></text:note></text:span><text:span text:style-name="T1">. <text:s/>However, the Hagana, the Jewish military organization, was far better equipped, better trained, and had more military experience than the Palestinian Arab militias and the Arab Liberation Army (ALA) that fought in the war</text:span><text:span text:style-name="T1"><text:note text:id="ftn5" text:note-class="footnote"><text:note-citation>5</text:note-citation><text:note-body><text:p text:style-name="Footnote">Ibid.</text:p></text:note-body></text:note></text:span><text:span text:style-name="T1">. <text:s/>This question of military superiority caused other nations, including the United States, to abstain from supporting the creation of the Jewish state.</text:span></text:p>
      <text:p text:style-name="P5"><text:span text:style-name="T1"><text:tab/>Initially, the war appeared to be going well for the Palestinians. <text:s/>Fawzi al-Qawqji, field commander in the ALA, led several successful operations against Jewish convoys in January of 1948, and attacks on Jewish kibbutzim by Arab militias were initially successful</text:span><text:span text:style-name="T1"><text:note text:id="ftn6" text:note-class="footnote"><text:note-citation>6</text:note-citation><text:note-body><text:p text:style-name="Footnote">Pappe</text:p></text:note-body></text:note></text:span><text:span text:style-name="T1">. <text:s/>By fighting small, localized conflicts, the Palestinians (with outside Arab support) were able to win several battles, hold territory between Jewish urban centers and roads, and force the Jewish leadership to question their military strategy. <text:s/>The early success for Palestinians was short-lived, as new military policies effectively defended Jewish settlements and opened the roads for convoys to enter urban centers. <text:s/>However, the Hagana could not completely defeat the Arab forces, only defend against Arab attacks and issue orders of retaliation against Arab aggression.</text:span></text:p>
      <text:p text:style-name="P4"><text:tab/>*Now talk about Plan D, reasons for it</text:p>
      <text:p text:style-name="P4"><text:soft-page-break/>*find out stuff about US support/lack thereof during civil war, and why Israel then adopted Plan 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4-12-03T13:45:08</dc:date>
    <dc:creator>Will Kaufman</dc:creator>
    <meta:editing-duration>PT5H1M36S</meta:editing-duration>
    <meta:editing-cycles>308</meta:editing-cycles>
    <meta:generator>OpenOffice/4.1.1$Unix OpenOffice.org_project/411m6$Build-9775</meta:generator>
    <meta:document-statistic meta:table-count="0" meta:image-count="0" meta:object-count="0" meta:page-count="3" meta:paragraph-count="24" meta:word-count="611" meta:character-count="3759"/>
  </office:meta>
</office:document-meta>
</file>